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TIM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Setup a tutorial that auto plays for the first time game is launched. <text:s/>It should have a button to disable / skip(during tutorial) and a setting accessed later in the settings menu to turn back on again. <text:s/>The splash masaai can stay up and move to the left of the screen.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7" office:value-type="string">
            <text:p>Setup a bug tracking website before December 1st.</text:p>
          </table:table-cell>
          <table:table-cell table:style-name="ce10" office:value-type="string">
            <text:p>Gender icon with white outlin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Masaai tutorial can auto go to eastern africa on "baby" mode and force the player to click on what is needed.</text:p>
          </table:table-cell>
          <table:table-cell table:style-name="ce6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</text:p>
          </table:table-cell>
          <table:table-cell table:style-name="Default"/>
          <table:table-cell table:style-name="ce10" office:value-type="string">
            <text:p>Lower volume of card shuff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6" office:value-type="string">
            <text:p>Setup antelopes to have the male and female hooked up in the proxy that Kurt is making. <text:s/>Use _M for males.</text:p>
          </table:table-cell>
          <table:table-cell table:style-name="ce6" office:value-type="string">
            <text:p>Voice a tutorial.</text:p>
          </table:table-cell>
          <table:table-cell table:style-name="Default"/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7" office:value-type="string">
            <text:p>Make specific assets for backgrounds to have each area stand out.</text:p>
          </table:table-cell>
          <table:table-cell table:style-name="ce7" office:value-type="string">
            <text:p>New antelope grunts for small, medium, and large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hizome Publishing logo to start of app after it says made by unity.(C:\Hunter\Work\CardMatchingGame\Assets\Resources\UI\RhizomeSplashLogo.tga)</text:p>
          </table:table-cell>
          <table:table-cell table:style-name="ce6" office:value-type="string">
            <text:p>Cards should not be able to be clicked after losing.</text:p>
          </table:table-cell>
          <table:table-cell table:style-name="ce7" office:value-type="string">
            <text:p>Update all fonts.</text:p>
          </table:table-cell>
          <table:table-cell table:style-name="ce7" office:value-type="string">
            <text:p>New antelope sounds? <text:s/>Currently just modulated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Some screen effect or notification to let player know they can click on the info map to see other facts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7" office:value-type="string">
            <text:p>Add splash hyena sound.</text:p>
          </table:table-cell>
          <table:table-cell table:style-name="ce7" office:value-type="string">
            <text:p>Have a setting to turn on color blind mode.</text:p>
          </table:table-cell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turn off tutorial or hints.</text:p>
          </table:table-cell>
          <table:table-cell table:style-name="ce8" office:value-type="string">
            <text:p>Have Masaai jump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10/16/2018</text:date>, <text:time>14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M29S</meta:editing-duration>
    <meta:editing-cycles>85</meta:editing-cycles>
    <meta:generator>OpenOffice/4.1.5$Win32 OpenOffice.org_project/415m1$Build-9789</meta:generator>
    <dc:date>2018-10-16T14:26:21.42</dc:date>
    <dc:creator>Matt Hunter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